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zynnik</text:p>
          </table:table-cell>
          <table:table-cell office:value-type="string" calcext:value-type="string">
            <text:p>Zimowe</text:p>
          </table:table-cell>
          <table:table-cell office:value-type="string" calcext:value-type="string">
            <text:p>Letnie</text:p>
          </table:table-cell>
          <table:table-cell office:value-type="string" calcext:value-type="string">
            <text:p>Uniwersal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umn 1</text:p>
          </table:table-cell>
          <table:table-cell table:formula="of:=COUNT([$'rp11-04'.$B$2:.$B$6])" office:value-type="float" office:value="5" calcext:value-type="float">
            <text:p>5</text:p>
          </table:table-cell>
          <table:table-cell table:formula="of:=SUM([$'rp11-04'.$B$2:.$B$6])" office:value-type="float" office:value="1250" calcext:value-type="float">
            <text:p>1250</text:p>
          </table:table-cell>
          <table:table-cell table:formula="of:=AVERAGE([$'rp11-04'.$B$2:.$B$6])" office:value-type="float" office:value="250" calcext:value-type="float">
            <text:p>250</text:p>
          </table:table-cell>
          <table:table-cell table:formula="of:=VAR([$'rp11-04'.$B$2:.$B$6])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umn 2</text:p>
          </table:table-cell>
          <table:table-cell table:formula="of:=COUNT([$'rp11-04'.$C$2:.$C$6])" office:value-type="float" office:value="5" calcext:value-type="float">
            <text:p>5</text:p>
          </table:table-cell>
          <table:table-cell table:formula="of:=SUM([$'rp11-04'.$C$2:.$C$6])" office:value-type="float" office:value="1272" calcext:value-type="float">
            <text:p>1272</text:p>
          </table:table-cell>
          <table:table-cell table:formula="of:=AVERAGE([$'rp11-04'.$C$2:.$C$6])" office:value-type="float" office:value="254.4" calcext:value-type="float">
            <text:p>254.4</text:p>
          </table:table-cell>
          <table:table-cell table:formula="of:=VAR([$'rp11-04'.$C$2:.$C$6])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umn 3</text:p>
          </table:table-cell>
          <table:table-cell table:formula="of:=COUNT([$'rp11-04'.$D$2:.$D$6])" office:value-type="float" office:value="5" calcext:value-type="float">
            <text:p>5</text:p>
          </table:table-cell>
          <table:table-cell table:formula="of:=SUM([$'rp11-04'.$D$2:.$D$6])" office:value-type="float" office:value="1310" calcext:value-type="float">
            <text:p>1310</text:p>
          </table:table-cell>
          <table:table-cell table:formula="of:=AVERAGE([$'rp11-04'.$D$2:.$D$6])" office:value-type="float" office:value="262" calcext:value-type="float">
            <text:p>262</text:p>
          </table:table-cell>
          <table:table-cell table:formula="of:=VAR([$'rp11-04'.$D$2:.$D$6])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ow 1</text:p>
          </table:table-cell>
          <table:table-cell table:formula="of:=COUNT([$'rp11-04'.$B$2:.$D$2])" office:value-type="float" office:value="3" calcext:value-type="float">
            <text:p>3</text:p>
          </table:table-cell>
          <table:table-cell table:formula="of:=SUM([$'rp11-04'.$B$2:.$D$2])" office:value-type="float" office:value="766" calcext:value-type="float">
            <text:p>766</text:p>
          </table:table-cell>
          <table:table-cell table:formula="of:=AVERAGE([$'rp11-04'.$B$2:.$D$2])" office:value-type="float" office:value="255.333333333333" calcext:value-type="float">
            <text:p>255.333333333333</text:p>
          </table:table-cell>
          <table:table-cell table:formula="of:=VAR([$'rp11-04'.$B$2:.$D$2])" office:value-type="float" office:value="30.3333333333333" calcext:value-type="float">
            <text:p>30.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w 2</text:p>
          </table:table-cell>
          <table:table-cell table:formula="of:=COUNT([$'rp11-04'.$B$3:.$D$3])" office:value-type="float" office:value="3" calcext:value-type="float">
            <text:p>3</text:p>
          </table:table-cell>
          <table:table-cell table:formula="of:=SUM([$'rp11-04'.$B$3:.$D$3])" office:value-type="float" office:value="765" calcext:value-type="float">
            <text:p>765</text:p>
          </table:table-cell>
          <table:table-cell table:formula="of:=AVERAGE([$'rp11-04'.$B$3:.$D$3])" office:value-type="float" office:value="255" calcext:value-type="float">
            <text:p>255</text:p>
          </table:table-cell>
          <table:table-cell table:formula="of:=VAR([$'rp11-04'.$B$3:.$D$3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w 3</text:p>
          </table:table-cell>
          <table:table-cell table:formula="of:=COUNT([$'rp11-04'.$B$4:.$D$4])" office:value-type="float" office:value="3" calcext:value-type="float">
            <text:p>3</text:p>
          </table:table-cell>
          <table:table-cell table:formula="of:=SUM([$'rp11-04'.$B$4:.$D$4])" office:value-type="float" office:value="770" calcext:value-type="float">
            <text:p>770</text:p>
          </table:table-cell>
          <table:table-cell table:formula="of:=AVERAGE([$'rp11-04'.$B$4:.$D$4])" office:value-type="float" office:value="256.666666666667" calcext:value-type="float">
            <text:p>256.666666666667</text:p>
          </table:table-cell>
          <table:table-cell table:formula="of:=VAR([$'rp11-04'.$B$4:.$D$4])" office:value-type="float" office:value="132.333333333333" calcext:value-type="float">
            <text:p>132.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w 4</text:p>
          </table:table-cell>
          <table:table-cell table:formula="of:=COUNT([$'rp11-04'.$B$5:.$D$5])" office:value-type="float" office:value="3" calcext:value-type="float">
            <text:p>3</text:p>
          </table:table-cell>
          <table:table-cell table:formula="of:=SUM([$'rp11-04'.$B$5:.$D$5])" office:value-type="float" office:value="764" calcext:value-type="float">
            <text:p>764</text:p>
          </table:table-cell>
          <table:table-cell table:formula="of:=AVERAGE([$'rp11-04'.$B$5:.$D$5])" office:value-type="float" office:value="254.666666666667" calcext:value-type="float">
            <text:p>254.666666666667</text:p>
          </table:table-cell>
          <table:table-cell table:formula="of:=VAR([$'rp11-04'.$B$5:.$D$5])" office:value-type="float" office:value="20.3333333333333" calcext:value-type="float">
            <text:p>20.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w 5</text:p>
          </table:table-cell>
          <table:table-cell table:formula="of:=COUNT([$'rp11-04'.$B$6:.$D$6])" office:value-type="float" office:value="3" calcext:value-type="float">
            <text:p>3</text:p>
          </table:table-cell>
          <table:table-cell table:formula="of:=SUM([$'rp11-04'.$B$6:.$D$6])" office:value-type="float" office:value="767" calcext:value-type="float">
            <text:p>767</text:p>
          </table:table-cell>
          <table:table-cell table:formula="of:=AVERAGE([$'rp11-04'.$B$6:.$D$6])" office:value-type="float" office:value="255.666666666667" calcext:value-type="float">
            <text:p>255.666666666667</text:p>
          </table:table-cell>
          <table:table-cell table:formula="of:=VAR([$'rp11-04'.$B$6:.$D$6])" office:value-type="float" office:value="36.3333333333333" calcext:value-type="float">
            <text:p>36.33333333333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ws</text:p>
          </table:table-cell>
          <table:table-cell table:formula="of:=SUMPRODUCT([$'rp11-04'.$E$23:.$E$27];[$'rp11-04'.$F$23:.$F$27]) - SUM([$'rp11-04'.$B$2:.$D$6])^2 / COUNT([$'rp11-04'.$B$2:.$D$6])" office:value-type="float" office:value="7.06666666653473" calcext:value-type="float">
            <text:p>7.06666666653473</text:p>
          </table:table-cell>
          <table:table-cell table:formula="of:=MAX([$'rp11-04'.$D$19:.$D$21]) - 1" office:value-type="float" office:value="4" calcext:value-type="float">
            <text:p>4</text:p>
          </table:table-cell>
          <table:table-cell table:formula="of:=[$'rp11-04'.$D$30] / [$'rp11-04'.$E$30]" office:value-type="float" office:value="1.76666666663368" calcext:value-type="float">
            <text:p>1.76666666663368</text:p>
          </table:table-cell>
          <table:table-cell table:formula="of:=[$'rp11-04'.$F$30] / [$'rp11-04'.$F$32]" office:value-type="float" office:value="0.117647058821363" calcext:value-type="float">
            <text:p>0.117647058821363</text:p>
          </table:table-cell>
          <table:table-cell table:formula="of:=LEGACY.FDIST([$'rp11-04'.$G$30]; [$'rp11-04'.$E$30]; [$'rp11-04'.$E$32])" office:value-type="float" office:value="0.97242438483384" calcext:value-type="float">
            <text:p>0.97242438483384</text:p>
          </table:table-cell>
          <table:table-cell table:formula="of:=LEGACY.FINV([$'rp11-04'.$D$16]; [$'rp11-04'.$E$30]; [$'rp11-04'.$E$32])" office:value-type="float" office:value="3.8378533545559" calcext:value-type="float">
            <text:p>3.83785335455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umns</text:p>
          </table:table-cell>
          <table:table-cell table:formula="of:=SUMPRODUCT([$'rp11-04'.$E$19:.$E$21];[$'rp11-04'.$F$19:.$F$21]) - SUM([$'rp11-04'.$B$2:.$D$6])^2 / COUNT([$'rp11-04'.$B$2:.$D$6])" office:value-type="float" office:value="368.533333333326" calcext:value-type="float">
            <text:p>368.533333333326</text:p>
          </table:table-cell>
          <table:table-cell table:formula="of:=MAX([$'rp11-04'.$D$23:.$D$27]) - 1" office:value-type="float" office:value="2" calcext:value-type="float">
            <text:p>2</text:p>
          </table:table-cell>
          <table:table-cell table:formula="of:=[$'rp11-04'.$D$31] / [$'rp11-04'.$E$31]" office:value-type="float" office:value="184.266666666663" calcext:value-type="float">
            <text:p>184.266666666663</text:p>
          </table:table-cell>
          <table:table-cell table:formula="of:=[$'rp11-04'.$F$31] / [$'rp11-04'.$F$32]" office:value-type="float" office:value="12.2708102108797" calcext:value-type="float">
            <text:p>12.2708102108797</text:p>
          </table:table-cell>
          <table:table-cell table:formula="of:=LEGACY.FDIST([$'rp11-04'.$G$31]; [$'rp11-04'.$E$31]; [$'rp11-04'.$E$32])" office:value-type="float" office:value="0.00365260953094602" calcext:value-type="float">
            <text:p>0.003652609530946</text:p>
          </table:table-cell>
          <table:table-cell table:formula="of:=LEGACY.FINV([$'rp11-04'.$D$16]; [$'rp11-04'.$E$31]; [$'rp11-04'.$E$32])" office:value-type="float" office:value="4.45897010752451" calcext:value-type="float">
            <text:p>4.45897010752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formula="of:=SUMSQ([$'rp11-04'.$B$2:.$D$6])+SUM([$'rp11-04'.$B$2:.$D$6])^2/COUNT([$'rp11-04'.$B$2:.$D$6]) - (SUMPRODUCT([$'rp11-04'.$E$23:.$E$27];[$'rp11-04'.$F$23:.$F$27]) + SUMPRODUCT([$'rp11-04'.$E$19:.$E$21];[$'rp11-04'.$F$19:.$F$21]))" office:value-type="float" office:value="120.133333333302" calcext:value-type="float">
            <text:p>120.133333333302</text:p>
          </table:table-cell>
          <table:table-cell table:formula="of:=[$'rp11-04'.$E$33] - [$'rp11-04'.$E$30] - [$'rp11-04'.$E$31]" office:value-type="float" office:value="8" calcext:value-type="float">
            <text:p>8</text:p>
          </table:table-cell>
          <table:table-cell table:formula="of:=[$'rp11-04'.$D$32] / [$'rp11-04'.$E$32]" office:value-type="float" office:value="15.0166666666628" calcext:value-type="float">
            <text:p>15.01666666666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$'rp11-04'.$D$30];[$'rp11-04'.$D$31];[$'rp11-04'.$D$32])" office:value-type="float" office:value="495.733333333163" calcext:value-type="float">
            <text:p>495.733333333163</text:p>
          </table:table-cell>
          <table:table-cell table:formula="of:=COUNT([$'rp11-04'.$B$2:.$D$6])-1"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22:32:43.733747535</dc:date>
    <meta:editing-duration>PT8M52S</meta:editing-duration>
    <meta:editing-cycles>1</meta:editing-cycles>
    <meta:document-statistic meta:table-count="1" meta:cell-count="100" meta:object-count="0"/>
    <meta:generator>LibreOffice/6.4.6.2$Linux_X86_64 LibreOffice_project/40$Build-2</meta:generator>
  </office:meta>
</office:document-meta>
</file>